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9B100000DB74C7A95EFC20B791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P1" style:family="paragraph" style:parent-style-name="police_5f_pour_5f_seyes" style:master-page-name="fond_5f_de_5f_page_5f_seyes_5f_210x297">
      <style:paragraph-properties style:page-number="auto"/>
      <style:text-properties officeooo:rsid="000869a8" officeooo:paragraph-rsid="000869a8"/>
    </style:style>
    <style:style style:name="P2" style:family="paragraph" style:parent-style-name="police_5f_pour_5f_seyes">
      <style:text-properties officeooo:rsid="000869a8" officeooo:paragraph-rsid="000869a8"/>
    </style:style>
    <style:style style:name="P3" style:family="paragraph" style:parent-style-name="police_5f_pour_5f_seyes">
      <style:paragraph-properties fo:margin-left="0cm" fo:margin-right="0cm" fo:text-indent="0cm" style:auto-text-indent="false"/>
      <style:text-properties fo:font-size="11pt" fo:font-weight="bold" officeooo:rsid="000869a8" officeooo:paragraph-rsid="000869a8" style:font-size-asian="9.60000038146973pt" style:font-weight-asian="bold" style:font-size-complex="11pt" style:font-weight-complex="bold"/>
    </style:style>
    <style:style style:name="T1" style:family="text">
      <style:text-properties officeooo:rsid="00086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tre nom <text:s text:c="103"/>votre classe</text:p>
      <text:p text:style-name="P2">Votre prénom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styles>
    <draw:fill-image draw:name="fond_5f_de_5f_page_5f_seyes_5f_transparent" draw:display-name="fond_de_page_seyes_transparent" xlink:href="Pictures/10000001000009B100000DB74C7A95EFC20B791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5f_pour_5f_seyes" style:display-name="police_pour_seyes" style:family="paragraph" style:parent-style-name="Standard" style:master-page-name="">
      <style:paragraph-properties fo:margin-left="0.101cm" fo:margin-right="0cm" fo:margin-top="0cm" fo:margin-bottom="0.31cm" style:contextual-spacing="false" fo:text-indent="0cm" style:auto-text-indent="false" style:page-number="auto"/>
      <style:text-properties style:font-name="Times New Roman" fo:font-family="'Times New Roman'" style:font-style-name="Normal" style:font-family-generic="roman" style:font-pitch="variable" fo:font-size="12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draw:fill="none" draw:fill-image-name="fond_5f_de_5f_page_5f_seyes_5f_transparent" draw:fill-image-width="100%" draw:fill-image-height="100%" style:repeat="repeat" draw:fill-image-ref-point-x="0%" draw:fill-image-ref-point-y="0%" draw:fill-image-ref-point="top-left" draw:tile-repeat-offset="0% vertical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099cm" fo:margin-bottom="2cm" fo:margin-left="4.001cm" fo:margin-right="2cm" style:writing-mode="lr-tb" draw:fill="bitmap" draw:fill-image-name="fond_5f_de_5f_page_5f_seyes_5f_transparent" draw:fill-image-width="100%" draw:fill-image-height="100%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1000009B100000DB74C7A95EFC20B791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image-name="fond_5f_de_5f_page_5f_seyes_5f_transparent" draw:fill-image-width="100%" draw:fill-image-height="100%" style:repeat="repeat" draw:fill-image-ref-point-x="0%" draw:fill-image-ref-point-y="0%" draw:fill-image-ref-point="top-left" draw:tile-repeat-offset="0% vertical"/>
    </style:style>
    <style:style style:name="Mdp2" style:family="drawing-page">
      <style:drawing-page-properties draw:fill="bitmap" draw:background-size="full" draw:fill-image-name="fond_5f_de_5f_page_5f_seyes_5f_transparent" draw:fill-image-width="100%" draw:fill-image-height="100%" style:repeat="repeat" draw:fill-image-ref-point-x="0%" draw:fill-image-ref-point-y="0%" draw:fill-image-ref-point="top-left" draw:tile-repeat-offset="0% vertical"/>
    </style:style>
  </office:automatic-styles>
  <office:master-styles>
    <style:master-page style:name="Standard" style:page-layout-name="Mpm1" draw:style-name="Mdp1"/>
    <style:master-page style:name="fond_5f_de_5f_page_5f_seyes_5f_210x297" style:display-name="fond_de_page_seyes_210x297" style:page-layout-name="Mpm2" draw:style-name="Mdp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18:51:22.681000000</meta:creation-date>
    <meta:print-date>2024-08-29T18:52:50.429000000</meta:print-date>
    <dc:date>2024-08-29T19:25:17.765000000</dc:date>
    <meta:editing-duration>PT33M55S</meta:editing-duration>
    <meta:editing-cycles>2</meta:editing-cycles>
    <meta:generator>LibreOffice/7.5.9.2$Windows_X86_64 LibreOffice_project/cdeefe45c17511d326101eed8008ac4092f278a9</meta:generator>
    <meta:document-statistic meta:table-count="0" meta:image-count="0" meta:object-count="0" meta:page-count="1" meta:paragraph-count="2" meta:word-count="6" meta:character-count="137" meta:non-whitespace-character-count="30"/>
  </office:meta>
</office:document-meta>
</file>